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MS Mincho" svg:font-family="'MS Mincho'" style:font-family-generic="modern" style:font-pitch="fixed"/>
    <style:font-face style:name="Bauhaus 93" svg:font-family="'Bauhaus 93'"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3" style:family="table" style:master-page-name="MP0">
      <style:table-properties style:width="6.9285in" fo:margin-left="0.0313in" style:page-number="0" table:align="left"/>
    </style:style>
    <style:style style:name="Table3.A" style:family="table-column">
      <style:table-column-properties style:column-width="1.0618in"/>
    </style:style>
    <style:style style:name="Table3.B" style:family="table-column">
      <style:table-column-properties style:column-width="1.125in"/>
    </style:style>
    <style:style style:name="Table3.C" style:family="table-column">
      <style:table-column-properties style:column-width="1.3854in"/>
    </style:style>
    <style:style style:name="Table3.D" style:family="table-column">
      <style:table-column-properties style:column-width="1.9667in"/>
    </style:style>
    <style:style style:name="Table3.E" style:family="table-column">
      <style:table-column-properties style:column-width="1.3896in"/>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9382in" fo:margin-left="0.0236in" fo:margin-right="-0.0368in" table:align="margins"/>
    </style:style>
    <style:style style:name="Table4.A" style:family="table-column">
      <style:table-column-properties style:column-width="1.1382in" style:rel-column-width="10750*"/>
    </style:style>
    <style:style style:name="Table4.B" style:family="table-column">
      <style:table-column-properties style:column-width="5.8in" style:rel-column-width="54785*"/>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4.4" style:family="table-row">
      <style:table-row-properties style:min-row-height="0.25in"/>
    </style:style>
    <style:style style:name="Table4.7" style:family="table-row">
      <style:table-row-properties style:min-row-height="0.3424in"/>
    </style:style>
    <style:style style:name="P1" style:family="paragraph" style:parent-style-name="Standard">
      <style:text-properties fo:language="es" fo:country="CO"/>
    </style:style>
    <style:style style:name="P2" style:family="paragraph" style:parent-style-name="Table_20_Contents">
      <style:paragraph-properties fo:text-align="justify" style:justify-single-word="false"/>
      <style:text-properties style:font-name="Calibri" fo:font-size="10pt" fo:language="es" fo:country="CO" style:font-size-asian="10pt"/>
    </style:style>
    <style:style style:name="P3" style:family="paragraph" style:parent-style-name="Header">
      <style:paragraph-properties fo:text-align="center" style:justify-single-word="false"/>
      <style:text-properties style:font-name="Calibri" fo:language="es" fo:country="CO" fo:font-weight="bold" style:font-weight-asian="bold" style:font-weight-complex="bold"/>
    </style:style>
    <style:style style:name="P4" style:family="paragraph" style:parent-style-name="Header">
      <style:paragraph-properties fo:text-align="center" style:justify-single-word="false"/>
    </style:style>
    <style:style style:name="P5" style:family="paragraph" style:parent-style-name="Table_20_Contents">
      <style:paragraph-properties fo:text-align="center" style:justify-single-word="false" style:snap-to-layout-grid="false"/>
      <style:text-properties fo:color="#ff0000" style:font-name="Bauhaus 93" fo:font-size="26pt" fo:font-weight="bold" style:font-size-asian="26pt" style:font-weight-asian="bold" style:font-size-complex="26pt" style:font-weight-complex="bold"/>
    </style:style>
    <style:style style:name="P6" style:family="paragraph" style:parent-style-name="Table_20_Contents">
      <style:paragraph-properties fo:text-align="center" style:justify-single-word="false"/>
      <style:text-properties fo:color="#000000" style:font-name="Calibri" fo:font-size="10pt" fo:language="es" fo:country="CO" fo:font-weight="bold" style:font-size-asian="10pt" style:font-weight-asian="bold" style:font-size-complex="10pt" style:font-weight-complex="bold"/>
    </style:style>
    <style:style style:name="P7" style:family="paragraph" style:parent-style-name="Table_20_Contents">
      <style:paragraph-properties style:snap-to-layout-grid="false"/>
    </style:style>
    <style:style style:name="P8" style:family="paragraph" style:parent-style-name="Table_20_Contents">
      <style:paragraph-properties fo:text-align="center" style:justify-single-word="false" style:snap-to-layout-grid="false"/>
      <style:text-properties style:font-name="Calibri" fo:font-size="10pt" fo:language="es" fo:country="CO" fo:font-weight="bold"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style:font-name="Calibri" fo:font-size="10pt" fo:language="es" fo:country="CO" style:font-size-asian="10pt" style:font-size-complex="10pt"/>
    </style:style>
    <style:style style:name="P10" style:family="paragraph" style:parent-style-name="Table_20_Contents">
      <style:paragraph-properties fo:text-align="center" style:justify-single-word="false" style:snap-to-layout-grid="false"/>
      <style:text-properties style:font-name="Calibri" fo:font-size="10pt" style:font-size-asian="10pt" style:font-size-complex="10pt"/>
    </style:style>
    <style:style style:name="P11" style:family="paragraph" style:parent-style-name="Table_20_Contents">
      <style:paragraph-properties fo:text-align="center" style:justify-single-word="false" style:snap-to-layout-grid="false"/>
    </style:style>
    <style:style style:name="P12" style:family="paragraph" style:parent-style-name="Standard">
      <style:text-properties fo:language="es" fo:country="CO"/>
    </style:style>
    <style:style style:name="P13" style:family="paragraph" style:parent-style-name="Standard">
      <style:text-properties fo:language="es" fo:country="CO" fo:font-weight="bold" style:font-weight-asian="bold" style:font-weight-complex="bold"/>
    </style:style>
    <style:style style:name="P14" style:family="paragraph" style:parent-style-name="Standard">
      <style:text-properties fo:language="es" fo:country="CO"/>
    </style:style>
    <style:style style:name="P15" style:family="paragraph" style:parent-style-name="Header">
      <style:paragraph-properties fo:text-align="center" style:justify-single-word="false"/>
      <style:text-properties style:font-name="Calibri" fo:language="es" fo:country="CO" fo:font-weight="bold" style:font-weight-asian="bold" style:font-weight-complex="bold"/>
    </style:style>
    <style:style style:name="P16" style:family="paragraph" style:parent-style-name="Table_20_Contents">
      <style:paragraph-properties fo:text-align="center" style:justify-single-word="false"/>
      <style:text-properties fo:color="#000000" style:font-name="Calibri" fo:font-size="10pt" fo:language="es" fo:country="CO" fo:font-weight="bold" style:font-size-asian="10pt" style:font-weight-asian="bold" style:font-size-complex="10pt" style:font-weight-complex="bold"/>
    </style:style>
    <style:style style:name="P17" style:family="paragraph" style:parent-style-name="Table_20_Contents">
      <style:paragraph-properties style:snap-to-layout-grid="false"/>
    </style:style>
    <style:style style:name="P18" style:family="paragraph" style:parent-style-name="Table_20_Contents">
      <style:paragraph-properties fo:text-align="center" style:justify-single-word="false"/>
      <style:text-properties style:font-name="Calibri" fo:font-size="10pt" fo:language="es" fo:country="CO" style:font-size-asian="10pt" style:font-size-complex="10pt"/>
    </style:style>
    <style:style style:name="P19" style:family="paragraph" style:parent-style-name="Table_20_Contents">
      <style:paragraph-properties fo:text-align="justify" style:justify-single-word="false"/>
      <style:text-properties style:font-name="Calibri" fo:font-size="10pt" fo:language="es" fo:country="CO" style:font-size-asian="10pt"/>
    </style:style>
    <style:style style:name="T1" style:family="text">
      <style:text-properties style:font-name="Calibri" fo:font-size="10pt" fo:language="es" fo:country="CO" fo:font-weight="bold" style:font-size-asian="10pt" style:font-weight-asian="bold" style:font-size-complex="10pt" style:font-weight-complex="bold"/>
    </style:style>
    <style:style style:name="T2" style:family="text">
      <style:text-properties style:font-name="Calibri" fo:font-size="10pt" fo:language="es" fo:country="CO" style:font-size-asian="10pt" style:font-size-complex="10pt"/>
    </style:style>
    <style:style style:name="T3" style:family="text">
      <style:text-properties style:font-name="Calibri" fo:font-size="10pt" fo:language="es" fo:country="CO" fo:font-weight="normal" style:font-size-asian="10pt" style:font-weight-asian="normal" style:font-size-complex="10pt" style:font-weight-complex="normal"/>
    </style:style>
    <style:style style:name="T4" style:family="text">
      <style:text-properties fo:font-weight="bold" style:font-weight-asian="bold" style:font-weight-complex="bold"/>
    </style:style>
  </office:automatic-styles>
  <office:body>
    <office:text>
      <text:tracked-changes>
        <text:changed-region text:id="ct889810696">
          <text:format-change>
            <office:change-info>
              <dc:creator>unknown</dc:creator>
              <dc:date>2010-10-28T10:31:00</dc:date>
            </office:change-info>
          </text:format-change>
        </text:changed-region>
        <text:changed-region text:id="ct889913500">
          <text:format-change>
            <office:change-info>
              <dc:creator>unknown</dc:creator>
              <dc:date>2010-10-28T10:31:00</dc:date>
            </office:change-info>
          </text:format-change>
        </text:changed-region>
        <text:changed-region text:id="ct889913612">
          <text:format-change>
            <office:change-info>
              <dc:creator>unknown</dc:creator>
              <dc:date>2010-10-28T10:31:00</dc:date>
            </office:change-info>
          </text:format-change>
        </text:changed-region>
        <text:changed-region text:id="ct889913724">
          <text:format-change>
            <office:change-info>
              <dc:creator>unknown</dc:creator>
              <dc:date>2010-10-28T10:31:00</dc:date>
            </office:change-info>
          </text:format-change>
        </text:changed-region>
        <text:changed-region text:id="ct889913836">
          <text:format-change>
            <office:change-info>
              <dc:creator>unknown</dc:creator>
              <dc:date>2010-10-28T10:31:00</dc:date>
            </office:change-info>
          </text:format-change>
        </text:changed-region>
        <text:changed-region text:id="ct889913948">
          <text:format-change>
            <office:change-info>
              <dc:creator>unknown</dc:creator>
              <dc:date>2010-10-28T10:31:00</dc:date>
            </office:change-info>
          </text:format-change>
        </text:changed-region>
        <text:changed-region text:id="ct889914060">
          <text:deletion>
            <office:change-info>
              <dc:creator>unknown</dc:creator>
              <dc:date>2010-10-28T09:42:00</dc:date>
            </office:change-info>
            <text:p text:style-name="P1">1</text:p>
          </text:deletion>
        </text:changed-region>
        <text:changed-region text:id="ct889914172">
          <text:format-change>
            <office:change-info>
              <dc:creator>unknown</dc:creator>
              <dc:date>2010-10-28T10:30:00</dc:date>
            </office:change-info>
          </text:format-change>
        </text:changed-region>
        <text:changed-region text:id="ct889914396">
          <text:deletion>
            <office:change-info>
              <dc:creator>unknown</dc:creator>
              <dc:date>2010-10-28T09:42:00</dc:date>
            </office:change-info>
            <text:p text:style-name="P1">Alta</text:p>
          </text:deletion>
        </text:changed-region>
        <text:changed-region text:id="ct889914508">
          <text:insertion>
            <office:change-info>
              <dc:creator>unknown</dc:creator>
              <dc:date>2010-10-28T09:42:00</dc:date>
            </office:change-info>
          </text:insertion>
        </text:changed-region>
        <text:changed-region text:id="ct889914620">
          <text:format-change>
            <office:change-info>
              <dc:creator>unknown</dc:creator>
              <dc:date>2010-10-28T10:30:00</dc:date>
            </office:change-info>
          </text:format-change>
        </text:changed-region>
        <text:changed-region text:id="ct889914732">
          <text:deletion>
            <office:change-info>
              <dc:creator>unknown</dc:creator>
              <dc:date>2010-05-13T09:05:00</dc:date>
            </office:change-info>
            <text:p text:style-name="P1">Administrador del sistema, Director programa, Coordinador de área, Jefatura, DACA</text:p>
          </text:deletion>
        </text:changed-region>
        <text:changed-region text:id="ct889914844">
          <text:insertion>
            <office:change-info>
              <dc:creator>unknown</dc:creator>
              <dc:date>2010-10-29T16:20:00</dc:date>
            </office:change-info>
          </text:insertion>
        </text:changed-region>
        <text:changed-region text:id="ct889914956">
          <text:format-change>
            <office:change-info>
              <dc:creator>unknown</dc:creator>
              <dc:date>2010-10-28T10:30:00</dc:date>
            </office:change-info>
          </text:format-change>
        </text:changed-region>
        <text:changed-region text:id="ct889915068">
          <text:deletion>
            <office:change-info>
              <dc:creator>unknown</dc:creator>
              <dc:date>2010-10-29T16:21:00</dc:date>
            </office:change-info>
            <text:p text:style-name="P1">6 horas </text:p>
          </text:deletion>
        </text:changed-region>
        <text:changed-region text:id="ct889915180">
          <text:insertion>
            <office:change-info>
              <dc:creator>unknown</dc:creator>
              <dc:date>2010-10-29T16:21:00</dc:date>
            </office:change-info>
          </text:insertion>
        </text:changed-region>
        <text:changed-region text:id="ct889915292">
          <text:format-change>
            <office:change-info>
              <dc:creator>unknown</dc:creator>
              <dc:date>2010-10-28T10:30:00</dc:date>
            </office:change-info>
          </text:format-change>
        </text:changed-region>
        <text:changed-region text:id="ct889915404">
          <text:format-change>
            <office:change-info>
              <dc:creator>unknown</dc:creator>
              <dc:date>2010-06-01T09:42:00</dc:date>
            </office:change-info>
          </text:format-change>
        </text:changed-region>
        <text:changed-region text:id="ct889915516">
          <text:deletion>
            <office:change-info>
              <dc:creator>unknown</dc:creator>
              <dc:date>2010-11-04T11:31:00</dc:date>
            </office:change-info>
            <text:p text:style-name="P1">UG</text:p>
          </text:deletion>
        </text:changed-region>
        <text:changed-region text:id="ct889915628">
          <text:insertion>
            <office:change-info>
              <dc:creator>unknown</dc:creator>
              <dc:date>2010-11-04T11:31:00</dc:date>
            </office:change-info>
          </text:insertion>
        </text:changed-region>
        <text:changed-region text:id="ct889915740">
          <text:format-change>
            <office:change-info>
              <dc:creator>unknown</dc:creator>
              <dc:date>2010-06-01T09:42:00</dc:date>
            </office:change-info>
          </text:format-change>
        </text:changed-region>
        <text:changed-region text:id="ct889915852">
          <text:deletion>
            <office:change-info>
              <dc:creator>unknown</dc:creator>
              <dc:date>2010-10-28T09:47:00</dc:date>
            </office:change-info>
            <text:p text:style-name="P1">0</text:p>
          </text:deletion>
        </text:changed-region>
        <text:changed-region text:id="ct889915964">
          <text:insertion>
            <office:change-info>
              <dc:creator>unknown</dc:creator>
              <dc:date>2010-10-28T09:47:00</dc:date>
            </office:change-info>
          </text:insertion>
        </text:changed-region>
        <text:changed-region text:id="ct889916076">
          <text:format-change>
            <office:change-info>
              <dc:creator>unknown</dc:creator>
              <dc:date>2010-10-28T10:30:00</dc:date>
            </office:change-info>
          </text:format-change>
        </text:changed-region>
        <text:changed-region text:id="ct889916188">
          <text:insertion>
            <office:change-info>
              <dc:creator>unknown</dc:creator>
              <dc:date>2010-10-28T10:40:00</dc:date>
            </office:change-info>
          </text:insertion>
        </text:changed-region>
        <text:changed-region text:id="ct889916412">
          <text:deletion>
            <office:change-info>
              <dc:creator>unknown</dc:creator>
              <dc:date>2010-05-13T09:11:00</dc:date>
            </office:change-info>
            <text:p text:style-name="P2"/>
            <text:p text:style-name="P2"/>
            <text:p text:style-name="P2">El usuario ingresa su indentificador (numero de documento) y su clave y da clic en ingresar, si el identificador del usuario y su clave son correctos el sistema despliega la interfaz inicial con las opciones que tiene el usuario de acuerdo al rol que este desempeña en el sistema.</text:p>
          </text:deletion>
        </text:changed-region>
        <text:changed-region text:id="ct889916300">
          <text:deletion>
            <office:change-info>
              <dc:creator>unknown</dc:creator>
              <dc:date>2010-05-13T09:07:00</dc:date>
            </office:change-info>
            <text:p text:style-name="P2">Esta historia de usuario se encarga del ingreso al sistema por parte del usuario.</text:p>
          </text:deletion>
        </text:changed-region>
        <text:changed-region text:id="ct889916524">
          <text:format-change>
            <office:change-info>
              <dc:creator>unknown</dc:creator>
              <dc:date>2010-10-28T10:30:00</dc:date>
            </office:change-info>
          </text:format-change>
        </text:changed-region>
        <text:changed-region text:id="ct889916636">
          <text:deletion>
            <office:change-info>
              <dc:creator>unknown</dc:creator>
              <dc:date>2010-06-01T09:45:00</dc:date>
            </office:change-info>
            <text:p text:style-name="P1">Si el nombre de usuario o la contraseña son incorrectas el sistema muestra un mensaje informando el error y devuelve al usuario a la pantalla de ingreso.</text:p>
          </text:deletion>
        </text:changed-region>
        <text:changed-region text:id="ct889916748">
          <text:format-change>
            <office:change-info>
              <dc:creator>unknown</dc:creator>
              <dc:date>2010-10-28T10:30:00</dc:date>
            </office:change-info>
          </text:format-change>
        </text:changed-region>
        <text:changed-region text:id="ct889916860">
          <text:format-change>
            <office:change-info>
              <dc:creator>unknown</dc:creator>
              <dc:date>2010-10-28T10:30:00</dc:date>
            </office:change-info>
          </text:format-change>
        </text:changed-region>
        <text:changed-region text:id="ct889916972">
          <text:format-change>
            <office:change-info>
              <dc:creator>unknown</dc:creator>
              <dc:date>2010-10-28T10:31:00</dc:date>
            </office:change-info>
          </text:format-change>
        </text:changed-region>
        <text:changed-region text:id="ct889917084">
          <text:format-change>
            <office:change-info>
              <dc:creator>unknown</dc:creator>
              <dc:date>2010-10-28T10:30:00</dc:date>
            </office:change-info>
          </text:format-change>
        </text:changed-region>
        <text:changed-region text:id="ct889917196">
          <text:format-change>
            <office:change-info>
              <dc:creator>unknown</dc:creator>
              <dc:date>2010-06-01T09:42:00</dc:date>
            </office:change-info>
          </text:format-change>
        </text:changed-region>
        <text:changed-region text:id="ct889917308">
          <text:insertion>
            <office:change-info>
              <dc:creator>unknown</dc:creator>
              <dc:date>2010-06-01T09:48:00</dc:date>
            </office:change-info>
          </text:insertion>
        </text:changed-region>
        <text:changed-region text:id="ct889970736">
          <text:insertion>
            <office:change-info>
              <dc:creator>unknown</dc:creator>
              <dc:date>2010-10-28T11:04:00</dc:date>
            </office:change-info>
          </text:insertion>
        </text:changed-region>
        <text:changed-region text:id="ct889970848">
          <text:format-change>
            <office:change-info>
              <dc:creator>unknown</dc:creator>
              <dc:date>2010-10-28T10:31:00</dc:date>
            </office:change-info>
          </text:format-change>
        </text:changed-region>
        <text:changed-region text:id="ct889970960">
          <text:format-change>
            <office:change-info>
              <dc:creator>unknown</dc:creator>
              <dc:date>2010-06-01T09:42:00</dc:date>
            </office:change-info>
          </text:format-change>
        </text:changed-region>
        <text:changed-region text:id="ct889971072">
          <text:insertion>
            <office:change-info>
              <dc:creator>unknown</dc:creator>
              <dc:date>2010-06-01T09:48:00</dc:date>
            </office:change-info>
          </text:insertion>
        </text:changed-region>
        <text:changed-region text:id="ct889971184">
          <text:insertion>
            <office:change-info>
              <dc:creator>unknown</dc:creator>
              <dc:date>2010-10-28T11:51:00</dc:date>
            </office:change-info>
          </text:insertion>
        </text:changed-region>
        <text:changed-region text:id="ct889971296">
          <text:insertion>
            <office:change-info>
              <dc:creator>unknown</dc:creator>
              <dc:date>2010-10-28T11:04:00</dc:date>
            </office:change-info>
          </text:insertion>
        </text:changed-region>
        <text:changed-region text:id="ct889971408">
          <text:insertion>
            <office:change-info>
              <dc:creator>unknown</dc:creator>
              <dc:date>2010-10-28T11:50:00</dc:date>
            </office:change-info>
          </text:insertion>
        </text:changed-region>
        <text:changed-region text:id="ct889971520">
          <text:format-change>
            <office:change-info>
              <dc:creator>unknown</dc:creator>
              <dc:date>2010-10-28T10:31:00</dc:date>
            </office:change-info>
          </text:format-change>
        </text:changed-region>
        <text:changed-region text:id="ct889971632">
          <text:format-change>
            <office:change-info>
              <dc:creator>unknown</dc:creator>
              <dc:date>2010-06-01T09:42:00</dc:date>
            </office:change-info>
          </text:format-change>
        </text:changed-region>
        <text:changed-region text:id="ct889971744">
          <text:insertion>
            <office:change-info>
              <dc:creator>unknown</dc:creator>
              <dc:date>2010-06-01T09:48:00</dc:date>
            </office:change-info>
          </text:insertion>
        </text:changed-region>
        <text:changed-region text:id="ct889971856">
          <text:insertion>
            <office:change-info>
              <dc:creator>unknown</dc:creator>
              <dc:date>2010-11-05T11:15:00</dc:date>
            </office:change-info>
          </text:insertion>
        </text:changed-region>
        <text:changed-region text:id="ct889972080">
          <text:insertion>
            <office:change-info>
              <dc:creator>unknown</dc:creator>
              <dc:date>2010-10-28T11: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columns-spanned="5" office:value-type="string">
            <text:p text:style-name="P13"><text:change-start text:change-id="ct889810696"/>Control de Versiones del Documento<text:change-end text:change-id="ct889810696"/></text:p>
          </table:table-cell>
          <table:covered-table-cell/>
          <table:covered-table-cell/>
          <table:covered-table-cell/>
          <table:covered-table-cell/>
        </table:table-row>
        <table:table-row>
          <table:table-cell table:style-name="Table3.A2" office:value-type="string">
            <text:p text:style-name="P13"><text:change-start text:change-id="ct889913500"/>Versión<text:change-end text:change-id="ct889913500"/></text:p>
          </table:table-cell>
          <table:table-cell table:style-name="Table3.A2" office:value-type="string">
            <text:p text:style-name="P13"><text:change-start text:change-id="ct889913612"/>Creación<text:change-end text:change-id="ct889913612"/></text:p>
          </table:table-cell>
          <table:table-cell table:style-name="Table3.A2" office:value-type="string">
            <text:p text:style-name="P13"><text:change-start text:change-id="ct889913724"/>Liberación<text:change-end text:change-id="ct889913724"/></text:p>
          </table:table-cell>
          <table:table-cell table:style-name="Table3.A2" office:value-type="string">
            <text:p text:style-name="P13"><text:change-start text:change-id="ct889913836"/>Descripción del Cambio<text:change-end text:change-id="ct889913836"/></text:p>
          </table:table-cell>
          <table:table-cell table:style-name="Table3.E2" office:value-type="string">
            <text:p text:style-name="P13"><text:change-start text:change-id="ct889913948"/>Autores<text:change-end text:change-id="ct889913948"/></text:p>
          </table:table-cell>
        </table:table-row>
        <table:table-row>
          <table:table-cell table:style-name="Table3.A2" office:value-type="string">
            <text:p text:style-name="P1"><text:change text:change-id="ct889914060"/></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13"><text:change-start text:change-id="ct889914172"/>Prioridad<text:change-end text:change-id="ct889914172"/></text:p>
          </table:table-cell>
          <table:table-cell table:style-name="Table4.B1" office:value-type="string">
            <text:p text:style-name="P1"><text:change text:change-id="ct889914396"/><text:change-start text:change-id="ct889914508"/>Media<text:change-end text:change-id="ct889914508"/></text:p>
          </table:table-cell>
        </table:table-row>
        <table:table-row>
          <table:table-cell table:style-name="Table4.A2" office:value-type="string">
            <text:p text:style-name="P13"><text:change-start text:change-id="ct889914620"/>Actores<text:change-end text:change-id="ct889914620"/></text:p>
          </table:table-cell>
          <table:table-cell table:style-name="Table4.B2" office:value-type="string">
            <text:p text:style-name="P1"><text:change text:change-id="ct889914732"/><text:change-start text:change-id="ct889914844"/>Director programa<text:change-end text:change-id="ct889914844"/></text:p>
          </table:table-cell>
        </table:table-row>
        <table:table-row>
          <table:table-cell table:style-name="Table4.A2" office:value-type="string">
            <text:p text:style-name="P13"><text:change-start text:change-id="ct889914956"/>Estimación<text:change-end text:change-id="ct889914956"/></text:p>
          </table:table-cell>
          <table:table-cell table:style-name="Table4.B2" office:value-type="string">
            <text:p text:style-name="P1"><text:change text:change-id="ct889915068"/><text:change-start text:change-id="ct889915180"/>8 horas<text:change-end text:change-id="ct889915180"/></text:p>
          </table:table-cell>
        </table:table-row>
        <table:table-row table:style-name="Table4.4">
          <table:table-cell table:style-name="Table4.A2" office:value-type="string">
            <text:p text:style-name="P13"><text:change-start text:change-id="ct889915292"/>Dependencia<text:change-end text:change-id="ct889915292"/></text:p>
          </table:table-cell>
          <table:table-cell table:style-name="Table4.B2" office:value-type="string">
            <text:p text:style-name="P1"><text:change-start text:change-id="ct889915404"/>HU-M<text:change-end text:change-id="ct889915404"/><text:change text:change-id="ct889915516"/><text:change-start text:change-id="ct889915628"/>AN<text:change-end text:change-id="ct889915628"/><text:change-start text:change-id="ct889915740"/>-0<text:change-end text:change-id="ct889915740"/><text:change text:change-id="ct889915852"/><text:change-start text:change-id="ct889915964"/>6<text:change-end text:change-id="ct889915964"/></text:p>
          </table:table-cell>
        </table:table-row>
        <table:table-row>
          <table:table-cell table:style-name="Table4.A2" office:value-type="string">
            <text:p text:style-name="P13"><text:change-start text:change-id="ct889916076"/>Descripción<text:change-end text:change-id="ct889916076"/></text:p>
          </table:table-cell>
          <table:table-cell table:style-name="Table4.B2" office:value-type="string">
            <text:p text:style-name="P2"><text:change-start text:change-id="ct889916188"/>Esta historia de usuario inicia cuando el usuario quiere ver las observaciones que tiene una solicitud que ha sido regresada, despues de pasar por análisi. Para saber cuales son los puntos de la solicitud a modificar o aclarar. <text:change-end text:change-id="ct889916188"/><text:change text:change-id="ct889916412"/><text:change text:change-id="ct889916300"/></text:p>
          </table:table-cell>
        </table:table-row>
        <table:table-row>
          <table:table-cell table:style-name="Table4.A2" office:value-type="string">
            <text:p text:style-name="P13"><text:change-start text:change-id="ct889916524"/>Observaciones<text:change-end text:change-id="ct889916524"/></text:p>
          </table:table-cell>
          <table:table-cell table:style-name="Table4.B2" office:value-type="string">
            <text:p text:style-name="P1"><text:change text:change-id="ct889916636"/></text:p>
          </table:table-cell>
        </table:table-row>
        <table:table-row table:style-name="Table4.7">
          <table:table-cell table:style-name="Table4.A2" office:value-type="string">
            <text:p text:style-name="P13"><text:change-start text:change-id="ct889916748"/>Fecha de Prueba<text:change-end text:change-id="ct889916748"/></text:p>
          </table:table-cell>
          <table:table-cell table:style-name="Table4.B2" office:value-type="string">
            <text:p text:style-name="P1"/>
          </table:table-cell>
        </table:table-row>
        <table:table-row>
          <table:table-cell table:style-name="Table4.A2" table:number-rows-spanned="3" office:value-type="string">
            <text:p text:style-name="P13"><text:change-start text:change-id="ct889916860"/>Contacto<text:change-end text:change-id="ct889916860"/></text:p>
          </table:table-cell>
          <table:table-cell table:style-name="Table4.B2" office:value-type="string">
            <text:p text:style-name="Standard"><text:change-start text:change-id="ct889916972"/><text:span text:style-name="Fuente_20_de_20_párrafo_20_predeter."><text:span text:style-name="T1">Nombre</text:span></text:span><text:change-end text:change-id="ct889916972"/><text:change-start text:change-id="ct889917084"/><text:span text:style-name="Fuente_20_de_20_párrafo_20_predeter."><text:span text:style-name="T3">:</text:span></text:span><text:change-end text:change-id="ct889917084"/><text:change-start text:change-id="ct889917196"/><text:span text:style-name="Fuente_20_de_20_párrafo_20_predeter."><text:span text:style-name="T3"> </text:span></text:span><text:change-end text:change-id="ct889917196"/><text:change-start text:change-id="ct889917308"/><text:span text:style-name="Fuente_20_de_20_párrafo_20_predeter."><text:span text:style-name="T3"><text:s/></text:span></text:span><text:change-end text:change-id="ct889917308"/><text:change-start text:change-id="ct889970736"/><text:span text:style-name="Fuente_20_de_20_párrafo_20_predeter."><text:span text:style-name="T3">Rodolfo Padilla</text:span></text:span><text:change-end text:change-id="ct889970736"/></text:p>
          </table:table-cell>
        </table:table-row>
        <table:table-row>
          <table:covered-table-cell/>
          <table:table-cell table:style-name="Table4.B2" office:value-type="string">
            <text:p text:style-name="P1"><text:change-start text:change-id="ct889970848"/><text:span text:style-name="T4">Teléfono</text:span><text:change-end text:change-id="ct889970848"/><text:change-start text:change-id="ct889970960"/>:<text:change-end text:change-id="ct889970960"/><text:change-start text:change-id="ct889971072"/> <text:change-end text:change-id="ct889971072"/><text:change-start text:change-id="ct889971184"/>321 21 00 <text:change-end text:change-id="ct889971184"/><text:change-start text:change-id="ct889971296"/>Ext - <text:change-end text:change-id="ct889971296"/><text:change-start text:change-id="ct889971408"/>2832<text:change-end text:change-id="ct889971408"/></text:p>
          </table:table-cell>
        </table:table-row>
        <table:table-row>
          <table:covered-table-cell/>
          <table:table-cell table:style-name="Table4.B2" office:value-type="string">
            <text:p text:style-name="P1"><text:change-start text:change-id="ct889971520"/><text:span text:style-name="T4">E-mail</text:span><text:change-end text:change-id="ct889971520"/><text:change-start text:change-id="ct889971632"/>:<text:change-end text:change-id="ct889971632"/><text:change-start text:change-id="ct889971744"/> <text:change-end text:change-id="ct889971744"/><text:change-start text:change-id="ct889971856"/>rodolfo.padilla<text:change-end text:change-id="ct889971856"/><text:change-start text:change-id="ct889972080"/>@correounivalle.edu.co<text:change-end text:change-id="ct88997208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MS Mincho" svg:font-family="'MS Mincho'" style:font-family-generic="modern" style:font-pitch="fixed"/>
    <style:font-face style:name="Bauhaus 93" svg:font-family="'Bauhaus 93'"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CO"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CO" fo:font-style="normal" fo:text-shadow="none" style:text-underline-style="none" fo:font-weight="normal" style:letter-kerning="true" fo:background-color="transparent" style:font-name-asian="DejaVu Sans" style:font-size-asian="12pt" style:language-asian="es" style:country-asian="ES"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en" fo:country="US" style:font-name-asian="Arial Unicode MS" style:font-name-complex="Tahom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fo:hyphenation-remain-char-count="0" fo:hyphenation-push-char-count="0"/>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fo:hyphenation-remain-char-count="0" fo:hyphenation-push-char-count="0"/>
    </style:style>
    <style:style style:name="Fuente_20_de_20_párrafo_20_predeter." style:display-name="Fuente de párrafo predeter." style:family="text"/>
    <style:style style:name="Absatz-Standardschriftart"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514in" fo:margin-left="0.0083in" fo:margin-right="-0.0347in" table:align="margins"/>
    </style:style>
    <style:style style:name="Table1.A" style:family="table-column">
      <style:table-column-properties style:column-width="1.3688in" style:rel-column-width="12904*"/>
    </style:style>
    <style:style style:name="Table1.B" style:family="table-column">
      <style:table-column-properties style:column-width="4.3229in" style:rel-column-width="40754*"/>
    </style:style>
    <style:style style:name="Table1.C" style:family="table-column">
      <style:table-column-properties style:column-width="1.2597in" style:rel-column-width="11877*"/>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B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64in" fo:margin-left="0.0313in" table:align="left"/>
    </style:style>
    <style:style style:name="Table2.A" style:family="table-column">
      <style:table-column-properties style:column-width="2.3083in"/>
    </style:style>
    <style:style style:name="Table2.C" style:family="table-column">
      <style:table-column-properties style:column-width="2.3097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style:font-name="Calibri" fo:language="es" fo:country="CO" fo:font-weight="bold" style:font-weight-asian="bold" style:font-weight-complex="bold"/>
    </style:style>
    <style:style style:name="P2" style:family="paragraph" style:parent-style-name="Header">
      <style:paragraph-properties fo:text-align="center" style:justify-single-word="false"/>
    </style:style>
    <style:style style:name="P3" style:family="paragraph" style:parent-style-name="Table_20_Contents">
      <style:paragraph-properties fo:text-align="center" style:justify-single-word="false" style:snap-to-layout-grid="false"/>
      <style:text-properties fo:color="#ff0000" style:font-name="Bauhaus 93" fo:font-size="26pt" fo:font-weight="bold" style:font-size-asian="26pt" style:font-weight-asian="bold" style:font-size-complex="26pt" style:font-weight-complex="bold"/>
    </style:style>
    <style:style style:name="P4" style:family="paragraph" style:parent-style-name="Table_20_Contents">
      <style:paragraph-properties fo:text-align="center" style:justify-single-word="false"/>
      <style:text-properties fo:color="#000000" style:font-name="Calibri" fo:font-size="10pt" fo:language="es" fo:country="CO" fo:font-weight="bold" style:font-size-asian="10pt" style:font-weight-asian="bold" style:font-size-complex="10pt" style:font-weight-complex="bold"/>
    </style:style>
    <style:style style:name="P5" style:family="paragraph" style:parent-style-name="Table_20_Contents">
      <style:paragraph-properties style:snap-to-layout-grid="false"/>
    </style:style>
    <style:style style:name="P6" style:family="paragraph" style:parent-style-name="Table_20_Contents">
      <style:paragraph-properties fo:text-align="center" style:justify-single-word="false" style:snap-to-layout-grid="false"/>
      <style:text-properties style:font-name="Calibri" fo:font-size="10pt" fo:language="es" fo:country="CO"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text-properties style:font-name="Calibri" fo:font-size="10pt" fo:language="es" fo:country="CO" style:font-size-asian="10pt" style:font-size-complex="10pt"/>
    </style:style>
    <style:style style:name="P8" style:family="paragraph" style:parent-style-name="Table_20_Contents">
      <style:paragraph-properties fo:text-align="center" style:justify-single-word="false" style:snap-to-layout-grid="false"/>
    </style:style>
    <style:style style:name="P9" style:family="paragraph" style:parent-style-name="Table_20_Contents">
      <style:paragraph-properties fo:text-align="center" style:justify-single-word="false" style:snap-to-layout-grid="false"/>
      <style:text-properties style:font-name="Calibri" fo:font-size="10pt" style:font-size-asian="10pt" style:font-size-complex="10pt"/>
    </style:style>
    <style:style style:name="T1" style:family="text">
      <style:text-properties style:font-name="Calibri" fo:font-size="10pt" fo:language="es" fo:country="CO" fo:font-weight="bold" style:font-size-asian="10pt" style:font-weight-asian="bold" style:font-size-complex="10pt" style:font-weight-complex="bold"/>
    </style:style>
    <style:style style:name="T2" style:family="text">
      <style:text-properties style:font-name="Calibri" fo:font-size="10pt" fo:language="es" fo:country="CO" style:font-size-asian="10pt" style:font-size-complex="10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header-footer-properties fo:min-height="1.9772in" fo:margin-left="0in" fo:margin-right="0in" fo:margin-bottom="0in" style:dynamic-spacing="true"/>
      </style:header-style>
      <style:footer-style>
        <style:header-footer-properties fo:min-height="1.3445in" fo:margin-left="0in" fo:margin-right="0in" fo:margin-top="0in" style:dynamic-spacing="true"/>
      </style:footer-style>
    </style:page-layout>
  </office:automatic-styles>
  <office:master-styles>
    <style:master-page style:name="Standard" style:page-layout-name="pm1"/>
    <style:master-page style:name="MP0" style:page-layout-name="pm2">
      <style:header>
        <text:tracked-changes>
          <text:changed-region text:id="ct889808120">
            <text:deletion>
              <office:change-info>
                <dc:creator>unknown</dc:creator>
                <dc:date>2010-05-13T09:15:00</dc:date>
              </office:change-info>
              <text:p text:style-name="P1">HERRAMIENTA PARA LA GESTION DE LAS HISTORIAS DE USUARIO</text:p>
            </text:deletion>
          </text:changed-region>
          <text:changed-region text:id="ct889560948">
            <text:insertion>
              <office:change-info>
                <dc:creator>unknown</dc:creator>
                <dc:date>2010-05-13T09:15:00</dc:date>
              </office:change-info>
            </text:insertion>
          </text:changed-region>
          <text:changed-region text:id="ct894623904">
            <text:deletion>
              <office:change-info>
                <dc:creator>unknown</dc:creator>
                <dc:date>2010-12-02T11:37:00</dc:date>
              </office:change-info>
              <text:p text:style-name="P4">D</text:p>
            </text:deletion>
          </text:changed-region>
          <text:changed-region text:id="ct894624016">
            <text:insertion>
              <office:change-info>
                <dc:creator>unknown</dc:creator>
                <dc:date>2010-12-02T11:37:00</dc:date>
              </office:change-info>
            </text:insertion>
          </text:changed-region>
          <text:changed-region text:id="ct889807224">
            <text:format-change>
              <office:change-info>
                <dc:creator>unknown</dc:creator>
                <dc:date>2010-06-01T09:40:00</dc:date>
              </office:change-info>
            </text:format-change>
          </text:changed-region>
          <text:changed-region text:id="ct889560500">
            <text:deletion>
              <office:change-info>
                <dc:creator>unknown</dc:creator>
                <dc:date>2010-10-28T09:41:00</dc:date>
              </office:change-info>
              <text:p text:style-name="P5"><text:span text:style-name="Fuente_20_de_20_párrafo_20_predeter."><text:span text:style-name="T2">Gestion de usuarios</text:span></text:span></text:p>
            </text:deletion>
          </text:changed-region>
          <text:changed-region text:id="ct889560724">
            <text:insertion>
              <office:change-info>
                <dc:creator>unknown</dc:creator>
                <dc:date>2010-10-29T16:20:00</dc:date>
              </office:change-info>
            </text:insertion>
          </text:changed-region>
          <text:changed-region text:id="ct889807000">
            <text:insertion>
              <office:change-info>
                <dc:creator>unknown</dc:creator>
                <dc:date>2010-10-28T09:41:00</dc:date>
              </office:change-info>
            </text:insertion>
          </text:changed-region>
          <text:changed-region text:id="ct889807448">
            <text:format-change>
              <office:change-info>
                <dc:creator>unknown</dc:creator>
                <dc:date>2010-06-01T09:40:00</dc:date>
              </office:change-info>
            </text:format-change>
          </text:changed-region>
          <text:changed-region text:id="ct889807896">
            <text:format-change>
              <office:change-info>
                <dc:creator>unknown</dc:creator>
                <dc:date>2010-06-01T09:40:00</dc:date>
              </office:change-info>
            </text:format-change>
          </text:changed-region>
          <text:changed-region text:id="ct889808344">
            <text:deletion>
              <office:change-info>
                <dc:creator>unknown</dc:creator>
                <dc:date>2010-06-01T09:40:00</dc:date>
              </office:change-info>
              <text:p text:style-name="P5"><text:span text:style-name="Fuente_20_de_20_párrafo_20_predeter."><text:span text:style-name="T2">Autenticar</text:span></text:span></text:p>
            </text:deletion>
          </text:changed-region>
          <text:changed-region text:id="ct889808568">
            <text:insertion>
              <office:change-info>
                <dc:creator>unknown</dc:creator>
                <dc:date>2010-10-29T16:20:00</dc:date>
              </office:change-info>
            </text:insertion>
          </text:changed-region>
          <text:changed-region text:id="ct889808680">
            <text:insertion>
              <office:change-info>
                <dc:creator>unknown</dc:creator>
                <dc:date>2010-10-28T09:41:00</dc:date>
              </office:change-info>
            </text:insertion>
          </text:changed-region>
          <text:changed-region text:id="ct889809016">
            <text:deletion>
              <office:change-info>
                <dc:creator>unknown</dc:creator>
                <dc:date>2010-10-28T09:41:00</dc:date>
              </office:change-info>
              <text:p text:style-name="P5"><text:span text:style-name="Fuente_20_de_20_párrafo_20_predeter."><text:span text:style-name="T2">.</text:span></text:span></text:p>
            </text:deletion>
          </text:changed-region>
          <text:changed-region text:id="ct889808904">
            <text:deletion>
              <office:change-info>
                <dc:creator>unknown</dc:creator>
                <dc:date>2010-06-01T09:40:00</dc:date>
              </office:change-info>
              <text:p text:style-name="P5"><text:span text:style-name="Fuente_20_de_20_párrafo_20_predeter."><text:span text:style-name="T2">usuario</text:span></text:span></text:p>
            </text:deletion>
          </text:changed-region>
          <text:changed-region text:id="ct889808792">
            <text:deletion>
              <office:change-info>
                <dc:creator>unknown</dc:creator>
                <dc:date>2010-10-28T09:41:00</dc:date>
              </office:change-info>
              <text:p text:style-name="P5"><text:span text:style-name="Fuente_20_de_20_párrafo_20_predeter."><text:span text:style-name="T2"><text:s/>usuario</text:span></text:span></text:p>
            </text:deletion>
          </text:changed-region>
          <text:changed-region text:id="ct889809128">
            <text:insertion>
              <office:change-info>
                <dc:creator>unknown</dc:creator>
                <dc:date>2010-10-29T16:18:00</dc:date>
              </office:change-info>
            </text:insertion>
          </text:changed-region>
          <text:changed-region text:id="ct889809240">
            <text:format-change>
              <office:change-info>
                <dc:creator>unknown</dc:creator>
                <dc:date>2010-06-01T09:40:00</dc:date>
              </office:change-info>
            </text:format-change>
          </text:changed-region>
          <text:changed-region text:id="ct889809352">
            <text:deletion>
              <office:change-info>
                <dc:creator>unknown</dc:creator>
                <dc:date>2010-10-28T09:40:00</dc:date>
              </office:change-info>
              <text:p text:style-name="P7">1</text:p>
            </text:deletion>
          </text:changed-region>
          <text:changed-region text:id="ct889809464">
            <text:insertion>
              <office:change-info>
                <dc:creator>unknown</dc:creator>
                <dc:date>2010-10-29T16:20:00</dc:date>
              </office:change-info>
            </text:insertion>
          </text:changed-region>
          <text:changed-region text:id="ct889809576">
            <text:format-change>
              <office:change-info>
                <dc:creator>unknown</dc:creator>
                <dc:date>2010-06-01T09:40:00</dc:date>
              </office:change-info>
            </text:format-change>
          </text:changed-region>
          <text:changed-region text:id="ct889809688">
            <text:format-change>
              <office:change-info>
                <dc:creator>unknown</dc:creator>
                <dc:date>2010-06-01T09:40:00</dc:date>
              </office:change-info>
            </text:format-change>
          </text:changed-region>
          <text:changed-region text:id="ct889810248">
            <text:deletion>
              <office:change-info>
                <dc:creator>unknown</dc:creator>
                <dc:date>2010-10-28T09:40:00</dc:date>
              </office:change-info>
              <text:p text:style-name="P7">-2010</text:p>
            </text:deletion>
          </text:changed-region>
          <text:changed-region text:id="ct889810136">
            <text:deletion>
              <office:change-info>
                <dc:creator>unknown</dc:creator>
                <dc:date>2010-06-08T09:01:00</dc:date>
              </office:change-info>
              <text:p text:style-name="P7">0</text:p>
            </text:deletion>
          </text:changed-region>
          <text:changed-region text:id="ct889810024">
            <text:deletion>
              <office:change-info>
                <dc:creator>unknown</dc:creator>
                <dc:date>2010-06-01T09:46:00</dc:date>
              </office:change-info>
              <text:p text:style-name="P7">2</text:p>
            </text:deletion>
          </text:changed-region>
          <text:changed-region text:id="ct889809912">
            <text:deletion>
              <office:change-info>
                <dc:creator>unknown</dc:creator>
                <dc:date>2010-10-28T09:40:00</dc:date>
              </office:change-info>
              <text:p text:style-name="P7">-</text:p>
            </text:deletion>
          </text:changed-region>
          <text:changed-region text:id="ct889809800">
            <text:deletion>
              <office:change-info>
                <dc:creator>unknown</dc:creator>
                <dc:date>2010-06-01T09:46:00</dc:date>
              </office:change-info>
              <text:p text:style-name="P7">27</text:p>
            </text:deletion>
          </text:changed-region>
          <text:changed-region text:id="ct889810360">
            <text:insertion>
              <office:change-info>
                <dc:creator>unknown</dc:creator>
                <dc:date>2010-10-28T09:40:00</dc:date>
              </office:change-info>
            </text:insertion>
          </text:changed-region>
        </text:tracked-changes>
        <text:p text:style-name="P1"><text:change text:change-id="ct889808120"/><text:change-start text:change-id="ct889560948"/>SISTEMA DE ANÁLISIS DE SOSTENIBILIDAD DE PROGRAMAS ACADÉMICOS<text:change-end text:change-id="ct889560948"/></text:p>
        <text:p text:style-name="P2"/>
        <table:table table:name="Table1" table:style-name="Table1">
          <table:table-column table:style-name="Table1.A"/>
          <table:table-column table:style-name="Table1.B"/>
          <table:table-column table:style-name="Table1.C"/>
          <table:table-row>
            <table:table-cell table:style-name="Table1.A1" table:number-rows-spanned="3" office:value-type="string">
              <text:p text:style-name="P3">SASPA</text:p>
              <text:p text:style-name="P4">O<text:change text:change-id="ct894623904"/>P<text:change-start text:change-id="ct894624016"/>D<text:change-end text:change-id="ct894624016"/>I</text:p>
            </table:table-cell>
            <table:table-cell table:style-name="Table1.B1" office:value-type="string">
              <text:p text:style-name="P5"><text:change-start text:change-id="ct889807224"/><text:span text:style-name="Fuente_20_de_20_párrafo_20_predeter."><text:span text:style-name="T1">Modulo</text:span></text:span><text:span text:style-name="Fuente_20_de_20_párrafo_20_predeter."><text:span text:style-name="T2">: </text:span></text:span><text:change-end text:change-id="ct889807224"/><text:change text:change-id="ct889560500"/><text:change-start text:change-id="ct889560724"/><text:span text:style-name="Fuente_20_de_20_párrafo_20_predeter."><text:span text:style-name="T2">Gestionar</text:span></text:span><text:change-end text:change-id="ct889560724"/><text:change-start text:change-id="ct889807000"/><text:span text:style-name="Fuente_20_de_20_párrafo_20_predeter."><text:span text:style-name="T2"> solicitudes</text:span></text:span><text:change-end text:change-id="ct889807000"/></text:p>
            </table:table-cell>
            <table:table-cell table:style-name="Table1.C1" office:value-type="string">
              <text:p text:style-name="P6"><text:change-start text:change-id="ct889807448"/>Página<text:change-end text:change-id="ct889807448"/></text:p>
            </table:table-cell>
          </table:table-row>
          <table:table-row>
            <table:covered-table-cell/>
            <table:table-cell table:style-name="Table1.B2" office:value-type="string">
              <text:p text:style-name="P5"><text:change-start text:change-id="ct889807896"/><text:span text:style-name="Fuente_20_de_20_párrafo_20_predeter."><text:span text:style-name="T1">Título</text:span></text:span><text:span text:style-name="Fuente_20_de_20_párrafo_20_predeter."><text:span text:style-name="T2">: </text:span></text:span><text:change-end text:change-id="ct889807896"/><text:change text:change-id="ct889808344"/><text:change-start text:change-id="ct889808568"/><text:span text:style-name="Fuente_20_de_20_párrafo_20_predeter."><text:span text:style-name="T2">Consultar</text:span></text:span><text:change-end text:change-id="ct889808568"/><text:change-start text:change-id="ct889808680"/><text:span text:style-name="Fuente_20_de_20_párrafo_20_predeter."><text:span text:style-name="T2"> </text:span></text:span><text:change-end text:change-id="ct889808680"/><text:change text:change-id="ct889809016"/><text:change text:change-id="ct889808904"/><text:change text:change-id="ct889808792"/><text:change-start text:change-id="ct889809128"/><text:span text:style-name="Fuente_20_de_20_párrafo_20_predeter."><text:span text:style-name="T2">observaciones</text:span></text:span><text:change-end text:change-id="ct889809128"/></text:p>
            </table:table-cell>
            <table:table-cell table:style-name="Table1.C2" office:value-type="string">
              <text:p text:style-name="P6"><text:change-start text:change-id="ct889809240"/>Identificador</text:p>
              <text:p text:style-name="P7">HU-MGU-0<text:change-end text:change-id="ct889809240"/><text:change text:change-id="ct889809352"/><text:change-start text:change-id="ct889809464"/>8<text:change-end text:change-id="ct889809464"/></text:p>
            </table:table-cell>
          </table:table-row>
          <table:table-row>
            <table:covered-table-cell/>
            <table:table-cell table:style-name="Table1.B2" office:value-type="string">
              <text:p text:style-name="P5"><text:change-start text:change-id="ct889809576"/><text:span text:style-name="Fuente_20_de_20_párrafo_20_predeter."><text:span text:style-name="T1">Responsables</text:span></text:span><text:span text:style-name="Fuente_20_de_20_párrafo_20_predeter."><text:span text:style-name="T2">: Luis Armando Nuñez</text:span></text:span><text:change-end text:change-id="ct889809576"/></text:p>
            </table:table-cell>
            <table:table-cell table:style-name="Table1.C2" office:value-type="string">
              <text:p text:style-name="P8"><text:change-start text:change-id="ct889809688"/><text:span text:style-name="Fuente_20_de_20_párrafo_20_predeter."><text:span text:style-name="T1">Fecha</text:span></text:span></text:p>
              <text:p text:style-name="P7"><text:change-end text:change-id="ct889809688"/><text:change text:change-id="ct889810248"/><text:change text:change-id="ct889810136"/><text:change text:change-id="ct889810024"/><text:change text:change-id="ct889809912"/><text:change text:change-id="ct889809800"/><text:change-start text:change-id="ct889810360"/>29-Oct-2010<text:change-end text:change-id="ct889810360"/></text:p>
            </table:table-cell>
          </table:table-row>
        </table:table>
        <text:p text:style-name="P2"/>
      </style:header>
      <style:footer>
        <table:table table:name="Table2" table:style-name="Table2">
          <table:table-column table:style-name="Table2.A" table:number-columns-repeated="2"/>
          <table:table-column table:style-name="Table2.C"/>
          <table:table-row>
            <table:table-cell table:style-name="Table2.A1" office:value-type="string">
              <text:p text:style-name="P6">Revisado por</text:p>
            </table:table-cell>
            <table:table-cell table:style-name="Table2.A1" office:value-type="string">
              <text:p text:style-name="P6">Firma</text:p>
            </table:table-cell>
            <table:table-cell table:style-name="Table2.C1" office:value-type="string">
              <text:p text:style-name="P6">Fecha</text:p>
            </table:table-cell>
          </table:table-row>
          <table:table-row>
            <table:table-cell table:style-name="Table2.A2" office:value-type="string">
              <text:p text:style-name="P9"/>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6">Aprobar por</text:p>
            </table:table-cell>
            <table:table-cell table:style-name="Table2.A2" office:value-type="string">
              <text:p text:style-name="P6">Firma</text:p>
            </table:table-cell>
            <table:table-cell table:style-name="Table2.C2" office:value-type="string">
              <text:p text:style-name="P6">Fecha</text:p>
            </table:table-cell>
          </table:table-row>
          <table:table-row>
            <table:table-cell table:style-name="Table2.A2" office:value-type="string">
              <text:p text:style-name="P9"/>
            </table:table-cell>
            <table:table-cell table:style-name="Table2.A2" office:value-type="string">
              <text:p text:style-name="P9"/>
            </table:table-cell>
            <table:table-cell table:style-name="Table2.C2" office:value-type="string">
              <text:p text:style-name="P9"/>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FreeBSD/i386 OpenOffice.org_project/680m18$Build-9364</meta:generator>
    <meta:initial-creator>Oscar Orlando Ceballos Argote</meta:initial-creator>
    <meta:creation-date>2010-02-27T20:29:00</meta:creation-date>
    <dc:date>2010-12-02T11:37:16</dc:date>
    <meta:editing-cycles>51</meta:editing-cycles>
    <meta:editing-duration>PT2H44M13S</meta:editing-duration>
    <meta:template xlink:type="simple" xlink:actuate="onRequest" xlink:href="../../HU-MGU-01-Autenticar-Usuario.odt/Normal.dotm"/>
    <meta:user-defined meta:name="Información 1"/>
    <meta:user-defined meta:name="Información 2"/>
    <meta:user-defined meta:name="Información 3"/>
    <meta:user-defined meta:name="Información 4"/>
    <meta:document-statistic meta:table-count="4" meta:image-count="0" meta:object-count="0" meta:page-count="1" meta:paragraph-count="61" meta:word-count="245" meta:character-count="1509"/>
  </office:meta>
</office:document-meta>
</file>